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5.8252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4.2882in"/>
    </style:style>
    <style:style style:name="co4" style:family="table-column">
      <style:table-column-properties fo:break-before="auto" style:column-width="1.8756in"/>
    </style:style>
    <style:style style:name="co5" style:family="table-column">
      <style:table-column-properties fo:break-before="auto" style:column-width="0.5783in"/>
    </style:style>
    <style:style style:name="co6" style:family="table-column">
      <style:table-column-properties fo:break-before="auto" style:column-width="3.1409in"/>
    </style:style>
    <style:style style:name="co7" style:family="table-column">
      <style:table-column-properties fo:break-before="auto" style:column-width="2.5083in"/>
    </style:style>
    <style:style style:name="co8" style:family="table-column">
      <style:table-column-properties fo:break-before="auto" style:column-width="1.9835in"/>
    </style:style>
    <style:style style:name="co9" style:family="table-column">
      <style:table-column-properties fo:break-before="auto" style:column-width="2.304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6425in" fo:break-before="auto" style:use-optimal-row-height="true"/>
    </style:style>
    <style:style style:name="ro3" style:family="table-row">
      <style:table-row-properties style:row-height="0.798in" fo:break-before="auto" style:use-optimal-row-height="true"/>
    </style:style>
    <style:style style:name="ro4" style:family="table-row">
      <style:table-row-properties style:row-height="0.3311in" fo:break-before="auto" style:use-optimal-row-height="true"/>
    </style:style>
    <style:style style:name="ro5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1d41a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able-cell-properties fo:background-color="#ff4000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5" style:family="table-cell" style:parent-style-name="Default">
      <style:table-cell-properties fo:background-color="#ffff00"/>
    </style:style>
    <style:style style:name="ce6" style:family="table-cell" style:parent-style-name="Default">
      <style:table-cell-properties fo:background-color="transparent"/>
    </style:style>
  </office:automatic-styles>
  <office:body>
    <office:spreadsheet>
      <table:table table:name="Stormwater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row table:style-name="ro1">
          <table:table-cell office:value-type="string" calcext:value-type="string">
            <text:p>Description</text:p>
          </table:table-cell>
          <table:table-cell table:style-name="Default" office:value-type="string" calcext:value-type="string">
            <text:p>Link/Ref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Land Area for Census Subdivisions and Urban Areas, 1991-2016 Censuses of Canada, 2021</text:p>
          </table:table-cell>
          <table:table-cell office:value-type="string" calcext:value-type="string">
            <text:p>https://abacus.library.ubc.ca/dataset.xhtml?persistentId=hdl:11272.1/AB2/C1OOAH </text:p>
          </table:table-cell>
          <table:table-cell/>
        </table:table-row>
        <table:table-row table:style-name="ro1">
          <table:table-cell office:value-type="string" calcext:value-type="string">
            <text:p>CSDUID</text:p>
          </table:table-cell>
          <table:table-cell office:value-type="string" calcext:value-type="string">
            <text:p>https://www150.statcan.gc.ca/n1/pub/92-162-g/92-162-g2016001-eng.htm</text:p>
          </table:table-cell>
          <table:table-cell table:style-name="ce2" office:value-type="string" calcext:value-type="string">
            <text:p>CSDUID Character (7) <text:s/>Uniquely identifies a census subdivision (composed of the 2-digit province or territory unique identifier followed by the 2-digit census division code and the 3-digit census subdivision code) </text:p>
          </table:table-cell>
        </table:table-row>
      </table:table>
      <table:table table:name="Legacy P" table:style-name="ta1">
        <table:table-column table:style-name="co4" table:default-cell-style-name="ce2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Description</text:p>
          </table:table-cell>
          <table:table-cell office:value-type="string" calcext:value-type="string">
            <text:p>Link/Ref</text:p>
          </table:table-cell>
          <table:table-cell office:value-type="string" calcext:value-type="string">
            <text:p>Notes</text:p>
          </table:table-cell>
        </table:table-row>
        <table:table-row table:style-name="ro2">
          <table:table-cell office:value-type="string" calcext:value-type="string">
            <text:p>Agri-Environmental Indicator – Risk of Water Contamination by Phosphorus Data Series </text:p>
          </table:table-cell>
          <table:table-cell table:style-name="ce1" office:value-type="string" calcext:value-type="string">
            <text:p>https://open.canada.ca/data/en/dataset/8b13d884-c0bf-4ee4-9f44-eb2efbb760a6</text:p>
          </table:table-cell>
          <table:table-cell/>
        </table:table-row>
        <table:table-row table:style-name="ro3">
          <table:table-cell office:value-type="string" calcext:value-type="string">
            <text:p>Agri-Environmental Indicator (AEI) - Risk of Water Contamination by Phosphorus (IROWC-P) - 2011 </text:p>
          </table:table-cell>
          <table:table-cell table:style-name="ce3" office:value-type="string" calcext:value-type="string">
            <text:p>https://open.canada.ca/data/en/dataset/9aeeee45-3cdd-445a-a285-8262a7147cf1</text:p>
          </table:table-cell>
          <table:table-cell office:value-type="string" calcext:value-type="string">
            <text:p>Maybe one of the other links contain the same info</text:p>
          </table:table-cell>
        </table:table-row>
        <table:table-row table:style-name="ro4">
          <table:table-cell office:value-type="string" calcext:value-type="string">
            <text:p>Agri-Environmental Indicators (AEI) - 2011 :</text:p>
          </table:table-cell>
          <table:table-cell table:style-name="ce1" office:value-type="string" calcext:value-type="string">
            <text:p>https://open.canada.ca/data/en/dataset/e996d9be-6a3b-4059-9afc-17dc68385f05</text:p>
          </table:table-cell>
          <table:table-cell/>
        </table:table-row>
        <table:table-row table:style-name="ro1" table:number-rows-repeated="1048571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Fertilizer" table:style-name="ta1">
        <table:table-column table:style-name="co5" table:default-cell-style-name="ce4"/>
        <table:table-column table:style-name="co6" table:default-cell-style-name="ce2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Link/Ref</text:p>
          </table:table-cell>
          <table:table-cell office:value-type="string" calcext:value-type="string">
            <text:p>Notes</text:p>
          </table:table-cell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Fertilizer shipments to Canadian agriculture markets, by nutrient content and fertilizer year, cumulative data (x 1,000)</text:p>
          </table:table-cell>
          <table:table-cell table:style-name="ce1" office:value-type="string" calcext:value-type="string">
            <text:p>https://www150.statcan.gc.ca/t1/tbl1/en/tv.action?pid=3210003901&amp;pickMembers%5B0%5D=1.5&amp;cubeTimeFrame.startYear=2006+%2F+2007&amp;cubeTimeFrame.endYear=2019+%2F+2020&amp;referencePeriods=20060101%2C20190101</text:p>
          </table:table-cell>
          <table:table-cell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Mushrooms, Census of Agriculture, 2021 - Dataset</text:p>
          </table:table-cell>
          <table:table-cell table:style-name="ce1" office:value-type="string" calcext:value-type="string">
            <text:p>https://open.canada.ca/data/en/dataset/5ffd6b12-b9d5-4b88-9207-493a4fcbe8f4</text:p>
          </table:table-cell>
          <table:table-cell office:value-type="string" calcext:value-type="string">
            <text:p>New, it changes for the 2021 census of agriculture</text:p>
          </table:table-cell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Greenhouse products, Census of Agriculture, 2021</text:p>
          </table:table-cell>
          <table:table-cell table:style-name="ce1" office:value-type="string" calcext:value-type="string">
            <text:p>https://www150.statcan.gc.ca/t1/tbl1/en/tv.action?pid=3210015901</text:p>
          </table:table-cell>
          <table:table-cell office:value-type="string" calcext:value-type="string">
            <text:p>New, it changes for the 2021 census of agriculture</text:p>
          </table:table-cell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Archived - Greenhouse products and mushrooms, Census of Agriculture, 2011 and 2016, inactive</text:p>
          </table:table-cell>
          <table:table-cell table:style-name="ce5" office:value-type="string" calcext:value-type="string">
            <text:p>https://www150.statcan.gc.ca/t1/tbl1/en/tv.action?pid=3210042001</text:p>
          </table:table-cell>
          <table:table-cell office:value-type="string" calcext:value-type="string">
            <text:p>Inactive, check 2 and 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Estimates of nursery area</text:p>
          </table:table-cell>
          <table:table-cell table:style-name="ce1" office:value-type="string" calcext:value-type="string">
            <text:p>https://www150.statcan.gc.ca/t1/tbl1/en/tv.action?pid=3210002901</text:p>
          </table:table-cell>
          <table:table-cell/>
        </table:table-row>
        <table:table-row table:style-name="ro4">
          <table:table-cell office:value-type="float" office:value="6" calcext:value-type="float">
            <text:p>6</text:p>
          </table:table-cell>
          <table:table-cell office:value-type="string" calcext:value-type="string">
            <text:p>Archived - Land inputs, Census of Agriculture, 2011 and 2016, inactive</text:p>
          </table:table-cell>
          <table:table-cell table:style-name="ce5" office:value-type="string" calcext:value-type="string">
            <text:p>https://www150.statcan.gc.ca/t1/tbl1/en/tv.action?pid=3210040901</text:p>
          </table:table-cell>
          <table:table-cell office:value-type="string" calcext:value-type="string">
            <text:p>Inactive, check 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Default" office:value-type="string" calcext:value-type="string">
            <text:p>Archived - Manure, Census of Agriculture, 2011 and 2016, inactive</text:p>
          </table:table-cell>
          <table:table-cell table:style-name="ce5" office:value-type="string" calcext:value-type="string">
            <text:p>https://www150.statcan.gc.ca/t1/tbl1/en/tv.action?pid=3210041001</text:p>
          </table:table-cell>
          <table:table-cell office:value-type="string" calcext:value-type="string">
            <text:p>Inactive, check 8</text:p>
          </table:table-cell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string" calcext:value-type="string">
            <text:p>Land inputs, manure and irrigation, Census of Agriculture, 20211, 2</text:p>
          </table:table-cell>
          <table:table-cell table:style-name="ce1" office:value-type="string" calcext:value-type="string">
            <text:p>https://www150.statcan.gc.ca/t1/tbl1/en/tv.action?pid=3210036801</text:p>
          </table:table-cell>
          <table:table-cell office:value-type="string" calcext:value-type="string">
            <text:p>New, it changes for the 2021 census of agriculture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PNI</text:p>
          </table:table-cell>
          <table:table-cell table:style-name="ce3" office:value-type="string" calcext:value-type="string">
            <text:p>http://phosphorus.ipni.net/article/nane-3048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Default" office:value-type="string" calcext:value-type="string">
            <text:p>Agricultural statistics</text:p>
          </table:table-cell>
          <table:table-cell table:style-name="ce1" office:value-type="string" calcext:value-type="string">
            <text:p>https://statistique.quebec.ca/en/statistiques/par-themes/economic-sectors/agriculture</text:p>
          </table:table-cell>
          <table:table-cell office:value-type="string" calcext:value-type="string">
            <text:p>Territorial divisions might be different than for federal datasets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Farm operating revenues and expenses, annual</text:p>
          </table:table-cell>
          <table:table-cell table:style-name="ce1" office:value-type="string" calcext:value-type="string">
            <text:p>https://www150.statcan.gc.ca/t1/tbl1/en/tv.action?pid=3210013601</text:p>
          </table:table-cell>
          <table:table-cell/>
        </table:table-row>
        <table:table-row table:style-name="ro4">
          <table:table-cell office:value-type="float" office:value="12" calcext:value-type="float">
            <text:p>12</text:p>
          </table:table-cell>
          <table:table-cell office:value-type="string" calcext:value-type="string">
            <text:p>Archived - Sod and nursery products, Census of Agriculture, 2011 and 2016</text:p>
          </table:table-cell>
          <table:table-cell table:style-name="ce5" office:value-type="string" calcext:value-type="string">
            <text:p>https://www150.statcan.gc.ca/t1/tbl1/en/tv.action?pid=3210041901</text:p>
          </table:table-cell>
          <table:table-cell office:value-type="string" calcext:value-type="string">
            <text:p>Inactive, check 1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Nursery and sod, Census of Agriculture, 2021</text:p>
          </table:table-cell>
          <table:table-cell table:style-name="ce1" office:value-type="string" calcext:value-type="string">
            <text:p>https://www150.statcan.gc.ca/t1/tbl1/en/tv.action?pid=3210035701</text:p>
          </table:table-cell>
          <table:table-cell office:value-type="string" calcext:value-type="string">
            <text:p>New, it changes for the 2021 census of agriculture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3"/>
        </table:table-row>
        <table:table-row table:style-name="ro1" table:number-rows-repeated="1048545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Tile drainage area" table:style-name="ta1">
        <table:table-column table:style-name="co2" table:default-cell-style-name="ce4"/>
        <table:table-column table:style-name="co2" table:default-cell-style-name="ce2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Link/Ref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Tile drainage area</text:p>
          </table:table-cell>
          <table:table-cell table:style-name="ce3" office:value-type="string" calcext:value-type="string">
            <text:p>https://data.ontario.ca/dataset/tile-drainage-area</text:p>
          </table:table-cell>
          <table:table-cell office:value-type="string" calcext:value-type="string">
            <text:p>No equivalent found for Quebec</text:p>
          </table:table-cell>
        </table:table-row>
      </table:table>
      <table:table table:name="Slaughterhouse" table:style-name="ta1">
        <table:table-column table:style-name="co2" table:default-cell-style-name="Default"/>
        <table:table-column table:style-name="co2" table:default-cell-style-name="ce6"/>
        <table:table-column table:style-name="co2" table:default-cell-style-name="ce1"/>
        <table:table-column table:style-name="co2" table:default-cell-style-name="Default"/>
        <table:table-row table:style-name="ro1">
          <table:table-cell table:style-name="ce4" office:value-type="string" calcext:value-type="string">
            <text:p>ID</text:p>
          </table:table-cell>
          <table:table-cell table:style-name="ce2" office:value-type="string" calcext:value-type="string">
            <text:p>Description</text:p>
          </table:table-cell>
          <table:table-cell table:style-name="Default" office:value-type="string" calcext:value-type="string">
            <text:p>Link/Ref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ed meat and livestock slaughter and carcass weights</text:p>
          </table:table-cell>
          <table:table-cell office:value-type="string" calcext:value-type="string">
            <text:p>https://agriculture.canada.ca/en/canadas-agriculture-sectors/animal-industry/red-meat-and-livestock-market-information/slaughter-and-carcass-weights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oultry slaughter reports</text:p>
          </table:table-cell>
          <table:table-cell office:value-type="string" calcext:value-type="string">
            <text:p>https://agriculture.canada.ca/en/canadas-agriculture-sectors/animal-industry/poultry-and-egg-market-information/slaughter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ed meat conversion factors</text:p>
          </table:table-cell>
          <table:table-cell office:value-type="string" calcext:value-type="string">
            <text:p>https://agriculture.canada.ca/en/canadas-agriculture-sectors/animal-industry/red-meat-and-livestock-market-information/slaughter-and-carcass-weights/conversion-factors</text:p>
          </table:table-cell>
          <table:table-cell/>
        </table:table-row>
      </table:table>
      <table:table table:name="Manure production and P content " table:style-name="ta1">
        <table:table-column table:style-name="co2" table:default-cell-style-name="Default"/>
        <table:table-column table:style-name="co7" table:default-cell-style-name="ce2"/>
        <table:table-column table:style-name="co2" table:default-cell-style-name="ce1"/>
        <table:table-column table:style-name="co2" table:default-cell-style-name="Default"/>
        <table:table-row table:style-name="ro1">
          <table:table-cell table:style-name="ce4" office:value-type="string" calcext:value-type="string">
            <text:p>ID</text:p>
          </table:table-cell>
          <table:table-cell office:value-type="string" calcext:value-type="string">
            <text:p>Description</text:p>
          </table:table-cell>
          <table:table-cell table:style-name="Default" office:value-type="string" calcext:value-type="string">
            <text:p>Link/Ref</text:p>
          </table:table-cell>
          <table:table-cell office:value-type="string" calcext:value-type="string">
            <text:p>Notes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Guide de référence du Règlement sur les exploitations agricoles </text:p>
          </table:table-cell>
          <table:table-cell office:value-type="string" calcext:value-type="string">
            <text:p>https://www.environnement.gouv.qc.ca/milieu_agri/agricole/guide-reference-rea.pdf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Guide de conception des amas de fumier au champ II <text:s/></text:p>
          </table:table-cell>
          <table:table-cell office:value-type="string" calcext:value-type="string">
            <text:p>https://www.mapaq.gouv.qc.ca/fr/Publications/Guideamasfumier.pdf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Standardised calculation methods for animal manure and nutrients. Standard data 1990-2008</text:p>
          </table:table-cell>
          <table:table-cell office:value-type="string" calcext:value-type="string">
            <text:p>https://www.cbs.nl/-/media/imported/documents/2012/26/2012-c173-pub.pdf</text:p>
          </table:table-cell>
          <table:table-cell/>
        </table:table-row>
      </table:table>
      <table:table table:name="Egg and milk" table:style-name="ta1">
        <table:table-column table:style-name="co2" table:default-cell-style-name="ce4"/>
        <table:table-column table:style-name="co2" table:default-cell-style-name="ce2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Link/Ref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Agricultural statistics</text:p>
          </table:table-cell>
          <table:table-cell table:style-name="ce1" office:value-type="string" calcext:value-type="string">
            <text:p>https://statistique.quebec.ca/en/statistiques/par-themes/economic-sectors/agriculture</text:p>
          </table:table-cell>
          <table:table-cell office:value-type="string" calcext:value-type="string">
            <text:p>Territorial divisions might be different than for federal datasets</text:p>
          </table:table-cell>
        </table:table-row>
      </table:table>
      <table:table table:name="Crops" table:style-name="ta1">
        <table:table-column table:style-name="co2" table:default-cell-style-name="Default"/>
        <table:table-column table:style-name="co8" table:default-cell-style-name="Default"/>
        <table:table-column table:style-name="co2" table:default-cell-style-name="ce1"/>
        <table:table-column table:style-name="co2" table:default-cell-style-name="Default"/>
        <table:table-row table:style-name="ro1">
          <table:table-cell table:style-name="ce4" office:value-type="string" calcext:value-type="string">
            <text:p>ID</text:p>
          </table:table-cell>
          <table:table-cell table:style-name="ce2" office:value-type="string" calcext:value-type="string">
            <text:p>Description</text:p>
          </table:table-cell>
          <table:table-cell table:style-name="Default" office:value-type="string" calcext:value-type="string">
            <text:p>Link/Ref</text:p>
          </table:table-cell>
          <table:table-cell office:value-type="string" calcext:value-type="string">
            <text:p>Notes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Mushrooms, Census of Agriculture, 2021 - Dataset</text:p>
          </table:table-cell>
          <table:table-cell office:value-type="string" calcext:value-type="string">
            <text:p>https://open.canada.ca/data/en/dataset/5ffd6b12-b9d5-4b88-9207-493a4fcbe8f4</text:p>
          </table:table-cell>
          <table:table-cell office:value-type="string" calcext:value-type="string">
            <text:p>New, it changes for the 2021 census of agriculture</text:p>
          </table:table-cell>
        </table:table-row>
        <table:table-row table:style-name="ro4"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Greenhouse products, Census of Agriculture, 2021</text:p>
          </table:table-cell>
          <table:table-cell office:value-type="string" calcext:value-type="string">
            <text:p>https://www150.statcan.gc.ca/t1/tbl1/en/tv.action?pid=3210015901</text:p>
          </table:table-cell>
          <table:table-cell office:value-type="string" calcext:value-type="string">
            <text:p>New, it changes for the 2021 census of agriculture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Archived - Greenhouse products and mushrooms, Census of Agriculture, 2011 and 2016, inactive</text:p>
          </table:table-cell>
          <table:table-cell table:style-name="ce5" office:value-type="string" calcext:value-type="string">
            <text:p>https://www150.statcan.gc.ca/t1/tbl1/en/tv.action?pid=3210042001</text:p>
          </table:table-cell>
          <table:table-cell office:value-type="string" calcext:value-type="string">
            <text:p>Inactive, check 1 and 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Estimates of nursery area</text:p>
          </table:table-cell>
          <table:table-cell office:value-type="string" calcext:value-type="string">
            <text:p>https://www150.statcan.gc.ca/t1/tbl1/en/tv.action?pid=3210002901</text:p>
          </table:table-cell>
          <table:table-cell/>
        </table:table-row>
        <table:table-row table:style-name="ro5"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Archived - Sod and nursery products, Census of Agriculture, 2011 and 2016</text:p>
          </table:table-cell>
          <table:table-cell table:style-name="ce5" office:value-type="string" calcext:value-type="string">
            <text:p>https://www150.statcan.gc.ca/t1/tbl1/en/tv.action?pid=3210041901</text:p>
          </table:table-cell>
          <table:table-cell office:value-type="string" calcext:value-type="string">
            <text:p>Inactive, check 6</text:p>
          </table:table-cell>
        </table:table-row>
        <table:table-row table:style-name="ro4"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Nursery and sod, Census of Agriculture, 2021</text:p>
          </table:table-cell>
          <table:table-cell office:value-type="string" calcext:value-type="string">
            <text:p>https://www150.statcan.gc.ca/t1/tbl1/en/tv.action?pid=3210035701</text:p>
          </table:table-cell>
          <table:table-cell office:value-type="string" calcext:value-type="string">
            <text:p>New, it changes for the 2021 census of agricultur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gricultural statistics</text:p>
          </table:table-cell>
          <table:table-cell office:value-type="string" calcext:value-type="string">
            <text:p>https://statistique.quebec.ca/en/statistiques/par-themes/economic-sectors/agriculture</text:p>
          </table:table-cell>
          <table:table-cell office:value-type="string" calcext:value-type="string">
            <text:p>Territorial divisions might be different than for federal datasets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rchived - Fruits, Census of Agriculture, 2011 and 2016, inactive</text:p>
          </table:table-cell>
          <table:table-cell table:style-name="ce5" office:value-type="string" calcext:value-type="string">
            <text:p>https://www150.statcan.gc.ca/t1/tbl1/en/tv.action?pid=3210041701</text:p>
          </table:table-cell>
          <table:table-cell office:value-type="string" calcext:value-type="string">
            <text:p>Inactive, check 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Fruits, Census of Agriculture, 2021</text:p>
          </table:table-cell>
          <table:table-cell office:value-type="string" calcext:value-type="string">
            <text:p>https://www150.statcan.gc.ca/t1/tbl1/en/tv.action?pid=3210031501</text:p>
          </table:table-cell>
          <table:table-cell office:value-type="string" calcext:value-type="string">
            <text:p>New, it changes for the 2021 census of agriculture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rchived - Field vegetables, Census of Agriculture, 2011 and 2016, inactive</text:p>
          </table:table-cell>
          <table:table-cell table:style-name="ce5" office:value-type="string" calcext:value-type="string">
            <text:p>https://www150.statcan.gc.ca/t1/tbl1/en/tv.action?pid=3210041801</text:p>
          </table:table-cell>
          <table:table-cell office:value-type="string" calcext:value-type="string">
            <text:p>Inactive, check 1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Field vegetables, Census of Agriculture, 2021</text:p>
          </table:table-cell>
          <table:table-cell office:value-type="string" calcext:value-type="string">
            <text:p>https://www150.statcan.gc.ca/t1/tbl1/en/tv.action?pid=3210035501</text:p>
          </table:table-cell>
          <table:table-cell office:value-type="string" calcext:value-type="string">
            <text:p>New, it changes for the 2021 census of agriculture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Archived - Field crops and hay, Census of Agriculture, 2011 and 2016, inactive</text:p>
          </table:table-cell>
          <table:table-cell table:style-name="ce5" office:value-type="string" calcext:value-type="string">
            <text:p>https://www150.statcan.gc.ca/t1/tbl1/en/tv.action?pid=3210041601</text:p>
          </table:table-cell>
          <table:table-cell office:value-type="string" calcext:value-type="string">
            <text:p>Inactive, check 1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Field crops and hay, Census of Agriculture, 2021</text:p>
          </table:table-cell>
          <table:table-cell office:value-type="string" calcext:value-type="string">
            <text:p>https://www150.statcan.gc.ca/t1/tbl1/en/tv.action?pid=3210030901</text:p>
          </table:table-cell>
          <table:table-cell office:value-type="string" calcext:value-type="string">
            <text:p>New, it changes for the 2021 census of agriculture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table:style-name="Default"/>
          <table:table-cell/>
        </table:table-row>
      </table:table>
      <table:table table:name="Livestock" table:style-name="ta1">
        <table:table-column table:style-name="co2" table:default-cell-style-name="Default"/>
        <table:table-column table:style-name="co9" table:default-cell-style-name="ce2"/>
        <table:table-column table:style-name="co2" table:number-columns-repeated="2" table:default-cell-style-name="Default"/>
        <table:table-row table:style-name="ro1">
          <table:table-cell table:style-name="ce4" office:value-type="string" calcext:value-type="string">
            <text:p>ID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Link/Ref</text:p>
          </table:table-cell>
          <table:table-cell office:value-type="string" calcext:value-type="string">
            <text:p>Notes</text:p>
          </table:table-cell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Archived - Cattle inventory on farms, Census of Agriculture, 2011 and 2016, inactive</text:p>
          </table:table-cell>
          <table:table-cell table:style-name="ce5" office:value-type="string" calcext:value-type="string">
            <text:p>https://www150.statcan.gc.ca/t1/tbl1/en/tv.action?pid=3210042401</text:p>
          </table:table-cell>
          <table:table-cell office:value-type="string" calcext:value-type="string">
            <text:p>Inactive, check 2 </text:p>
          </table:table-cell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Cattle inventory on farms, Census of Agriculture, 2021</text:p>
          </table:table-cell>
          <table:table-cell table:style-name="ce1" office:value-type="string" calcext:value-type="string">
            <text:p>https://www150.statcan.gc.ca/t1/tbl1/en/tv.action?pid=3210037001</text:p>
          </table:table-cell>
          <table:table-cell office:value-type="string" calcext:value-type="string">
            <text:p>New, it changes for the 2021 census of agriculture</text:p>
          </table:table-cell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Cattle statistics, supply and disposition of cattle - Dataset</text:p>
          </table:table-cell>
          <table:table-cell table:style-name="ce1" office:value-type="string" calcext:value-type="string">
            <text:p>https://open.canada.ca/data/en/dataset/e8785f41-2d3c-4dcc-a1ce-e70dac519b66/resource/114bfd8b-876d-4d09-ba06-f68d82eaa02b</text:p>
          </table:table-cell>
          <table:table-cell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Hogs statistics, supply and disposition of hogs, semi-annual</text:p>
          </table:table-cell>
          <table:table-cell table:style-name="ce1" office:value-type="string" calcext:value-type="string">
            <text:p>https://open.canada.ca/data/en/dataset/e3c88421-4c7e-4594-9b73-e04a958061e4</text:p>
          </table:table-cell>
          <table:table-cell/>
        </table:table-row>
        <table:table-row table:style-name="ro5">
          <table:table-cell office:value-type="float" office:value="5" calcext:value-type="float">
            <text:p>5</text:p>
          </table:table-cell>
          <table:table-cell office:value-type="string" calcext:value-type="string">
            <text:p>Archived - Other livestock inventories on farms, Census of Agriculture, 2011 and 2016, inactive</text:p>
          </table:table-cell>
          <table:table-cell table:style-name="ce5" office:value-type="string" calcext:value-type="string">
            <text:p>https://www150.statcan.gc.ca/t1/tbl1/en/tv.action?pid=3210042701</text:p>
          </table:table-cell>
          <table:table-cell office:value-type="string" calcext:value-type="string">
            <text:p>Inactive, check 6</text:p>
          </table:table-cell>
        </table:table-row>
        <table:table-row table:style-name="ro4">
          <table:table-cell office:value-type="float" office:value="6" calcext:value-type="float">
            <text:p>6</text:p>
          </table:table-cell>
          <table:table-cell office:value-type="string" calcext:value-type="string">
            <text:p>Other livestock inventories on farms, Census of Agriculture, 2021</text:p>
          </table:table-cell>
          <table:table-cell table:style-name="ce1" office:value-type="string" calcext:value-type="string">
            <text:p>https://www150.statcan.gc.ca/t1/tbl1/en/tv.action?pid=3210037301</text:p>
          </table:table-cell>
          <table:table-cell office:value-type="string" calcext:value-type="string">
            <text:p>New, it changes for the 2021 census of agriculture</text:p>
          </table:table-cell>
        </table:table-row>
        <table:table-row table:style-name="ro5">
          <table:table-cell office:value-type="float" office:value="7" calcext:value-type="float">
            <text:p>7</text:p>
          </table:table-cell>
          <table:table-cell office:value-type="string" calcext:value-type="string">
            <text:p>Archived - Pig inventory on farms, Census of Agriculture, 2011 and 2016, inactive</text:p>
          </table:table-cell>
          <table:table-cell table:style-name="ce5" office:value-type="string" calcext:value-type="string">
            <text:p>https://www150.statcan.gc.ca/t1/tbl1/en/tv.action?pid=3210042601</text:p>
          </table:table-cell>
          <table:table-cell office:value-type="string" calcext:value-type="string">
            <text:p>Inactive, check 8</text:p>
          </table:table-cell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string" calcext:value-type="string">
            <text:p>Pig inventory on farms, Census of Agriculture, 2021</text:p>
          </table:table-cell>
          <table:table-cell table:style-name="ce1" office:value-type="string" calcext:value-type="string">
            <text:p>https://www150.statcan.gc.ca/t1/tbl1/en/tv.action?pid=3210037201</text:p>
          </table:table-cell>
          <table:table-cell office:value-type="string" calcext:value-type="string">
            <text:p>New, it changes for the 2021 census of agriculture</text:p>
          </table:table-cell>
        </table:table-row>
        <table:table-row table:style-name="ro5">
          <table:table-cell office:value-type="float" office:value="9" calcext:value-type="float">
            <text:p>9</text:p>
          </table:table-cell>
          <table:table-cell office:value-type="string" calcext:value-type="string">
            <text:p>Archived - Poultry inventories on farms, Census of Agriculture, 2011 and 2016, inactive</text:p>
          </table:table-cell>
          <table:table-cell table:style-name="ce5" office:value-type="string" calcext:value-type="string">
            <text:p>https://www150.statcan.gc.ca/t1/tbl1/en/tv.action?pid=3210042801</text:p>
          </table:table-cell>
          <table:table-cell office:value-type="string" calcext:value-type="string">
            <text:p>Inactive, check 10</text:p>
          </table:table-cell>
        </table:table-row>
        <table:table-row table:style-name="ro4">
          <table:table-cell office:value-type="float" office:value="10" calcext:value-type="float">
            <text:p>10</text:p>
          </table:table-cell>
          <table:table-cell office:value-type="string" calcext:value-type="string">
            <text:p>Poultry inventories on farms, Census of Agriculture, 2021</text:p>
          </table:table-cell>
          <table:table-cell table:style-name="ce1" office:value-type="string" calcext:value-type="string">
            <text:p>https://www150.statcan.gc.ca/t1/tbl1/en/tv.action?pid=3210037401</text:p>
          </table:table-cell>
          <table:table-cell office:value-type="string" calcext:value-type="string">
            <text:p>New, it changes for the 2021 census of agriculture</text:p>
          </table:table-cell>
        </table:table-row>
        <table:table-row table:style-name="ro5">
          <table:table-cell office:value-type="float" office:value="11" calcext:value-type="float">
            <text:p>11</text:p>
          </table:table-cell>
          <table:table-cell office:value-type="string" calcext:value-type="string">
            <text:p>Archived - Sheep inventory on farms, Census of Agriculture, 2011 and 2016, inactive</text:p>
          </table:table-cell>
          <table:table-cell table:style-name="ce5" office:value-type="string" calcext:value-type="string">
            <text:p>https://www150.statcan.gc.ca/t1/tbl1/en/tv.action?pid=3210042501</text:p>
          </table:table-cell>
          <table:table-cell office:value-type="string" calcext:value-type="string">
            <text:p>Inactive, check 12</text:p>
          </table:table-cell>
        </table:table-row>
        <table:table-row table:style-name="ro4">
          <table:table-cell office:value-type="float" office:value="12" calcext:value-type="float">
            <text:p>12</text:p>
          </table:table-cell>
          <table:table-cell office:value-type="string" calcext:value-type="string">
            <text:p>Sheep inventory on farms, Census of Agriculture, 2021</text:p>
          </table:table-cell>
          <table:table-cell table:style-name="ce1" office:value-type="string" calcext:value-type="string">
            <text:p>https://www150.statcan.gc.ca/t1/tbl1/en/tv.action?pid=3210037101</text:p>
          </table:table-cell>
          <table:table-cell office:value-type="string" calcext:value-type="string">
            <text:p>New, it changes for the 2021 census of agriculture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 table:number-rows-repeated="1048554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Sheet10" table:style-name="ta1"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11-29T11:16:01.892956288</dc:date>
    <meta:editing-duration>PT1H56M37S</meta:editing-duration>
    <meta:editing-cycles>8</meta:editing-cycles>
    <meta:generator>LibreOffice/7.3.7.2$Linux_X86_64 LibreOffice_project/30$Build-2</meta:generator>
    <meta:document-statistic meta:table-count="10" meta:cell-count="243" meta:object-count="0"/>
  </office:meta>
</office:document-meta>
</file>